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tion Sans" svg:font-family="'Liberattion Sans'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796cm" table:align="margins" style:may-break-between-rows="true" table:border-model="collapsing"/>
    </style:style>
    <style:style style:name="Tabla1.A" style:family="table-column">
      <style:table-column-properties style:column-width="5.599cm" style:rel-column-width="21845*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5" style:family="table-row">
      <style:table-row-properties fo:keep-together="auto"/>
    </style:style>
    <style:style style:name="Tabla1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2" style:family="table">
      <style:table-properties style:width="16.796cm" table:align="margins" style:may-break-between-rows="true" table:border-model="collapsing"/>
    </style:style>
    <style:style style:name="Tabla2.A" style:family="table-column">
      <style:table-column-properties style:column-width="5.599cm" style:rel-column-width="21845*"/>
    </style:style>
    <style:style style:name="Tabla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5" style:family="table-row">
      <style:table-row-properties fo:keep-together="auto"/>
    </style:style>
    <style:style style:name="Tabla2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2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6.796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29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796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margin-left="0cm" fo:margin-right="0.499cm" fo:text-indent="0cm" style:auto-text-indent="false"/>
      <style:text-properties style:font-name="Liberation Sans1" officeooo:rsid="00294c99" officeooo:paragraph-rsid="00294c99"/>
    </style:style>
    <style:style style:name="P5" style:family="paragraph" style:parent-style-name="Text_20_body">
      <style:text-properties style:font-name="Liberation Sans1" officeooo:rsid="00294c99" officeooo:paragraph-rsid="00294c99"/>
    </style:style>
    <style:style style:name="P6" style:family="paragraph" style:parent-style-name="Standard">
      <style:text-properties style:font-name="Liberation Sans1" officeooo:rsid="001bd329" officeooo:paragraph-rsid="001bd329"/>
    </style:style>
    <style:style style:name="P7" style:family="paragraph" style:parent-style-name="Standard">
      <style:paragraph-properties fo:break-before="page"/>
      <style:text-properties style:font-name="Liberation Sans1" officeooo:rsid="001bd329" officeooo:paragraph-rsid="001bd329"/>
    </style:style>
    <style:style style:name="P8" style:family="paragraph" style:parent-style-name="Standard">
      <style:text-properties style:font-name="Liberation Sans1" officeooo:paragraph-rsid="001bd329"/>
    </style:style>
    <style:style style:name="P9" style:family="paragraph" style:parent-style-name="Standard">
      <style:text-properties style:font-name="Liberation Sans1"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10" style:family="paragraph" style:parent-style-name="Standard">
      <style:text-properties style:font-name="Liberation Sans1" fo:font-size="12pt" style:text-underline-style="none" officeooo:rsid="001bd329" officeooo:paragraph-rsid="001bd329" style:font-size-asian="12pt" style:font-size-complex="12pt"/>
    </style:style>
    <style:style style:name="P11" style:family="paragraph" style:parent-style-name="Standard">
      <style:text-properties style:font-name="Liberation Sans1" officeooo:paragraph-rsid="00294c99"/>
    </style:style>
    <style:style style:name="P12" style:family="paragraph" style:parent-style-name="Text_20_body">
      <style:text-properties style:font-name="Liberation Sans1"/>
    </style:style>
    <style:style style:name="P13" style:family="paragraph" style:parent-style-name="Text_20_body">
      <style:paragraph-properties fo:margin-left="0cm" fo:margin-right="0.499cm" fo:text-indent="0cm" style:auto-text-indent="false"/>
      <style:text-properties style:font-name="Liberation Sans1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294c99" officeooo:paragraph-rsid="00294c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paragraph-rsid="00294c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 style:master-page-name="First_20_Page">
      <style:paragraph-properties style:page-number="auto"/>
      <style:text-properties style:font-name="Liberation Sans1" officeooo:rsid="001bd329" officeooo:paragraph-rsid="001bd329"/>
    </style:style>
    <style:style style:name="P18" style:family="paragraph" style:parent-style-name="Contents_20_1">
      <style:paragraph-properties>
        <style:tab-stops>
          <style:tab-stop style:position="16.796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297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5.796cm" style:type="right" style:leader-style="dotted" style:leader-text="."/>
        </style:tab-stops>
      </style:paragraph-properties>
    </style:style>
    <style:style style:name="P21" style:family="paragraph" style:parent-style-name="Heading_20_1">
      <style:text-properties style:font-name="Liberation Sans1"/>
    </style:style>
    <style:style style:name="P22" style:family="paragraph" style:parent-style-name="Heading_20_2">
      <style:text-properties style:font-name="Liberation Sans1"/>
    </style:style>
    <style:style style:name="P23" style:family="paragraph" style:parent-style-name="Heading_20_3">
      <style:text-properties style:font-name="Liberation Sans1"/>
    </style:style>
    <style:style style:name="P24" style:family="paragraph" style:parent-style-name="Text_20_body" style:list-style-name="L1"/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 style:list-style-name="L4"/>
    <style:style style:name="P28" style:family="paragraph" style:parent-style-name="Text_20_body">
      <style:paragraph-properties fo:margin-left="0cm" fo:margin-right="0.499cm" fo:text-indent="0cm" style:auto-text-indent="false"/>
      <style:text-properties style:font-name="Liberation Sans1" fo:font-weight="normal" officeooo:rsid="00294c99" officeooo:paragraph-rsid="00294c99" style:font-weight-asian="normal" style:font-weight-complex="normal"/>
    </style:style>
    <style:style style:name="P29" style:family="paragraph" style:parent-style-name="Text_20_body" style:list-style-name="L8">
      <style:text-properties style:font-name="Liberation Sans1" officeooo:rsid="00294c99" officeooo:paragraph-rsid="00294c99"/>
    </style:style>
    <style:style style:name="P30" style:family="paragraph" style:parent-style-name="Text_20_body" style:list-style-name="L9">
      <style:text-properties style:font-name="Liberation Sans1" officeooo:rsid="00294c99" officeooo:paragraph-rsid="00294c99"/>
    </style:style>
    <style:style style:name="P31" style:family="paragraph" style:parent-style-name="Text_20_body" style:list-style-name="L10">
      <style:text-properties style:font-name="Liberation Sans1" officeooo:rsid="00294c99" officeooo:paragraph-rsid="00294c99"/>
    </style:style>
    <style:style style:name="P32" style:family="paragraph" style:parent-style-name="Text_20_body" style:list-style-name="L5"/>
    <style:style style:name="P33" style:family="paragraph" style:parent-style-name="Text_20_body" style:list-style-name="L6"/>
    <style:style style:name="P34" style:family="paragraph" style:parent-style-name="Text_20_body" style:list-style-name="L7"/>
    <style:style style:name="P35" style:family="paragraph" style:parent-style-name="Text_20_body">
      <style:text-properties fo:font-weight="normal" style:font-weight-asian="normal" style:font-weight-complex="normal"/>
    </style:style>
    <style:style style:name="P36" style:family="paragraph" style:parent-style-name="Text_20_body">
      <style:text-properties officeooo:paragraph-rsid="002c0346"/>
    </style:style>
    <style:style style:name="P37" style:family="paragraph">
      <style:text-properties style:font-name="Liberation Sans" fo:font-size="1pt" style:font-name-asian="Liberation Sans2" style:font-name-complex="Liberation Sans2"/>
    </style:style>
    <style:style style:name="P38" style:family="paragraph">
      <loext:graphic-properties draw:fill="solid" draw:fill-color="#c0c0c0" draw:opacity="5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1" fo:font-weight="normal" style:font-weight-asian="normal" style:font-weight-complex="normal"/>
    </style:style>
    <style:style style:name="T5" style:family="text">
      <style:text-properties officeooo:rsid="00294c99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officeooo:rsid="002b4aa9"/>
    </style:style>
    <style:style style:name="T9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10.7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11.329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7.176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11.959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9"><text:file-name text:display="name">caso_pratico_1</text:file-name></text:p>
      <text:p text:style-name="P10">Marcos Miquel Lisarde</text:p>
      <text:p text:style-name="P7"/>
      <text:table-of-content text:style-name="Sect1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"><text:a xlink:type="simple" xlink:href="#__RefHeading___Toc302_856441703" text:style-name="Index_20_Link" text:visited-style-name="Index_20_Link">Integración de las IT y OT: pequeño comercio<text:tab/>3</text:a></text:p>
          <text:p text:style-name="P2"><text:a xlink:type="simple" xlink:href="#__RefHeading___Toc304_856441703" text:style-name="Index_20_Link" text:visited-style-name="Index_20_Link"><text:s/>Tarea 1. Estudio de la situación actual<text:tab/>3</text:a></text:p>
          <text:p text:style-name="P2"><text:a xlink:type="simple" xlink:href="#__RefHeading___Toc306_856441703" text:style-name="Index_20_Link" text:visited-style-name="Index_20_Link"><text:s/>Tarea 2. Propuestas de tecnologías OT-IT<text:tab/>4</text:a></text:p>
          <text:p text:style-name="P3"><text:a xlink:type="simple" xlink:href="#__RefHeading___Toc308_856441703" text:style-name="Index_20_Link" text:visited-style-name="Index_20_Link"><text:s/>1. Tabla OT<text:tab/>4</text:a></text:p>
          <text:p text:style-name="P3"><text:a xlink:type="simple" xlink:href="#__RefHeading___Toc310_856441703" text:style-name="Index_20_Link" text:visited-style-name="Index_20_Link"><text:s/>2. Tabla IT<text:tab/>4</text:a></text:p>
          <text:p text:style-name="P3"><text:a xlink:type="simple" xlink:href="#__RefHeading___Toc312_856441703" text:style-name="Index_20_Link" text:visited-style-name="Index_20_Link"><text:s/>3. Integración prevista<text:tab/>5</text:a></text:p>
          <text:p text:style-name="P3"><text:a xlink:type="simple" xlink:href="#__RefHeading___Toc419_1638370571" text:style-name="Index_20_Link" text:visited-style-name="Index_20_Link"><text:s/>4. Efectos<text:tab/>6</text:a></text:p>
          <text:p text:style-name="P3"><text:a xlink:type="simple" xlink:href="#__RefHeading___Toc421_1638370571" text:style-name="Index_20_Link" text:visited-style-name="Index_20_Link">Mejora de la eficiencia:<text:tab/>6</text:a></text:p>
          <text:p text:style-name="P3"><text:a xlink:type="simple" xlink:href="#__RefHeading___Toc423_1638370571" text:style-name="Index_20_Link" text:visited-style-name="Index_20_Link">Toma de decisiones informadas<text:tab/>6</text:a></text:p>
          <text:p text:style-name="P3"><text:a xlink:type="simple" xlink:href="#__RefHeading___Toc425_1638370571" text:style-name="Index_20_Link" text:visited-style-name="Index_20_Link">Innovación<text:tab/>6</text:a></text:p>
          <text:p text:style-name="P3"><text:a xlink:type="simple" xlink:href="#__RefHeading___Toc427_1638370571" text:style-name="Index_20_Link" text:visited-style-name="Index_20_Link">Mantenimiento predictivo<text:tab/>6</text:a></text:p>
          <text:p text:style-name="P3"><text:a xlink:type="simple" xlink:href="#__RefHeading___Toc429_1638370571" text:style-name="Index_20_Link" text:visited-style-name="Index_20_Link">Seguridad integral<text:tab/>6</text:a></text:p>
          <text:p text:style-name="P3"><text:a xlink:type="simple" xlink:href="#__RefHeading___Toc431_1638370571" text:style-name="Index_20_Link" text:visited-style-name="Index_20_Link">Flexibilidad en la producción<text:tab/>6</text:a></text:p>
          <text:p text:style-name="P3"><text:a xlink:type="simple" xlink:href="#__RefHeading___Toc433_1638370571" text:style-name="Index_20_Link" text:visited-style-name="Index_20_Link">Cumplimiento normativo<text:tab/>6</text:a></text:p>
          <text:p text:style-name="P3"><text:a xlink:type="simple" xlink:href="#__RefHeading___Toc435_1638370571" text:style-name="Index_20_Link" text:visited-style-name="Index_20_Link">Experiencia del cliente mejorada<text:tab/>6</text:a></text:p>
        </text:index-body>
      </text:table-of-content>
      <text:p text:style-name="P6"/>
      <text:p text:style-name="P7"/>
      <text:h text:style-name="P21" text:outline-level="1"><text:bookmark-start text:name="__RefHeading___Toc302_856441703"/>Integración de las IT y OT: pequeño comercio<text:bookmark-end text:name="__RefHeading___Toc302_856441703"/></text:h>
      <text:p text:style-name="P12"/>
      <text:h text:style-name="P22" text:outline-level="2"><text:bookmark-start text:name="__RefHeading___Toc304_856441703"/><text:tab/>Tarea 1. Estudio de la situación actual<text:bookmark-end text:name="__RefHeading___Toc304_856441703"/></text:h>
      <text:p text:style-name="P5">De los procesos mencionados se me ocurre que se pueden digitalizar los siguientes:</text:p>
      <text:list text:style-name="L1">
        <text:list-item>
          <text:p text:style-name="P24"><text:span text:style-name="Strong_20_Emphasis"><text:span text:style-name="T4">Gestión y administración de pedidos:</text:span></text:span><text:span text:style-name="T4"> Digitalizar el registro de pedidos mediante un sistema ERP o una aplicación de gestión.</text:span></text:p>
        </text:list-item>
      </text:list>
      <text:list text:style-name="L2">
        <text:list-item>
          <text:p text:style-name="P25"><text:span text:style-name="Strong_20_Emphasis"><text:span text:style-name="T4">Control de ventas:</text:span></text:span><text:span text:style-name="T4"> Implementar un punto de venta (TPV) informatizado que registre ventas, genere informes y permita cobros electrónicos.</text:span></text:p>
        </text:list-item>
      </text:list>
      <text:list text:style-name="L3">
        <text:list-item>
          <text:p text:style-name="P26"><text:span text:style-name="Strong_20_Emphasis"><text:span text:style-name="T4">Gestión del almacén:</text:span></text:span><text:span text:style-name="T4"> Usar un software para controlar el inventario en tiempo real, automatizar reposiciones y gestionar proveedores.</text:span></text:p>
        </text:list-item>
      </text:list>
      <text:list text:style-name="L4">
        <text:list-item>
          <text:p text:style-name="P27"><text:span text:style-name="Strong_20_Emphasis"><text:span text:style-name="T4">Publicidad y marketing:</text:span></text:span><text:span text:style-name="T4"> Sustituir los métodos tradicionales por presencia digital (redes sociales, web, campañas online, reseñas en Google Maps, etc.).</text:span></text:p>
        </text:list-item>
      </text:list>
      <text:p text:style-name="P28"/>
      <text:p text:style-name="P5">Y de otros procesos, podrían digitalizarse:</text:p>
      <text:list text:style-name="L5">
        <text:list-item>
          <text:p text:style-name="P32"><text:span text:style-name="Strong_20_Emphasis"><text:span text:style-name="T4">Tienda online:</text:span></text:span><text:span text:style-name="T4"> Abrir un canal de venta en línea para productos únicos y de colección, llegando a un público más amplio.</text:span></text:p>
        </text:list-item>
      </text:list>
      <text:list text:style-name="L6">
        <text:list-item>
          <text:p text:style-name="P33"><text:span text:style-name="Strong_20_Emphasis"><text:span text:style-name="T4">Gestión contable:</text:span></text:span><text:span text:style-name="T4"> Automatizar la contabilidad y la facturación con herramientas digitales.</text:span></text:p>
        </text:list-item>
      </text:list>
      <text:list text:style-name="L7">
        <text:list-item>
          <text:p text:style-name="P34"><text:span text:style-name="Strong_20_Emphasis"><text:span text:style-name="T4">Análisis de datos:</text:span></text:span><text:span text:style-name="T4"> Monitorizar tendencias de ventas, productos más rentables y comportamiento de clientes para tomar mejores decisiones.</text:span></text:p>
        </text:list-item>
      </text:list>
      <text:p text:style-name="P12"/>
      <text:p text:style-name="P12"/>
      <text:p text:style-name="P12"/>
      <text:p text:style-name="P12"/>
      <text:h text:style-name="P22" text:outline-level="2"><text:bookmark-start text:name="__RefHeading___Toc306_856441703"/><text:soft-page-break/><text:tab/>Tarea 2. Propuestas de tecnologías OT-IT<text:bookmark-end text:name="__RefHeading___Toc306_856441703"/></text:h>
      <text:h text:style-name="P23" text:outline-level="3"><text:bookmark-start text:name="__RefHeading___Toc308_856441703"/><text:tab/><text:tab/><text:span text:style-name="T5">1. Tabla OT</text:span><text:bookmark-end text:name="__RefHeading___Toc308_856441703"/></text:h>
      <table:table table:name="Tabla1" table:style-name="Tabla1" table:template-name="Simple Grid Rows">
        <table:table-column table:style-name="Tabla1.A" table:number-columns-repeated="3"/>
        <table:table-row>
          <table:table-cell table:style-name="Tabla1.A1" office:value-type="string">
            <text:p text:style-name="P14">Procesos OT que implementar</text:p>
          </table:table-cell>
          <table:table-cell table:style-name="Tabla1.B1" office:value-type="string">
            <text:p text:style-name="P15">Objetivo principal de integrar la tecnología</text:p>
          </table:table-cell>
          <table:table-cell table:style-name="Tabla1.A1" office:value-type="string">
            <text:p text:style-name="P15">Gestión interna / externa</text:p>
          </table:table-cell>
        </table:table-row>
        <table:table-row>
          <table:table-cell table:style-name="Tabla1.A2" office:value-type="string">
            <text:p text:style-name="P15">Gestión y administración de pedidos</text:p>
          </table:table-cell>
          <table:table-cell table:style-name="Tabla1.B2" office:value-type="string">
            <text:p text:style-name="P15">Automatizar la recepción, preparación y seguimiento de pedidos mediante terminales o escáneres conectados al sistema.</text:p>
          </table:table-cell>
          <table:table-cell table:style-name="Tabla1.A2" office:value-type="string">
            <text:p text:style-name="P15">Interna</text:p>
          </table:table-cell>
        </table:table-row>
        <table:table-row>
          <table:table-cell table:style-name="Tabla1.A3" office:value-type="string">
            <text:p text:style-name="P15">Control de ventas</text:p>
          </table:table-cell>
          <table:table-cell table:style-name="Tabla1.B3" office:value-type="string">
            <text:p text:style-name="P15">Registrar automáticamente las ventas y actualizar inventario, mejorando la precisión y rapidez en el punto de venta.</text:p>
          </table:table-cell>
          <table:table-cell table:style-name="Tabla1.A3" office:value-type="string">
            <text:p text:style-name="P16">Interna</text:p>
          </table:table-cell>
        </table:table-row>
        <table:table-row>
          <table:table-cell table:style-name="Tabla1.A2" office:value-type="string">
            <text:p text:style-name="P15">Gestión del almacén </text:p>
          </table:table-cell>
          <table:table-cell table:style-name="Tabla1.B2" office:value-type="string">
            <text:p text:style-name="P15">Usar sensores, etiquetas RFID o códigos de barras para controlar existencias en tiempo real.</text:p>
          </table:table-cell>
          <table:table-cell table:style-name="Tabla1.A2" office:value-type="string">
            <text:p text:style-name="P16">Interna</text:p>
          </table:table-cell>
        </table:table-row>
        <table:table-row table:style-name="Tabla1.5">
          <table:table-cell table:style-name="Tabla1.A5" office:value-type="string">
            <text:p text:style-name="P15">Publicidad y marketing </text:p>
          </table:table-cell>
          <table:table-cell table:style-name="Tabla1.B5" office:value-type="string">
            <text:p text:style-name="P15">Mostrar promociones actualizadas automáticamente y atraer más clientes mediante cartelería digital.</text:p>
          </table:table-cell>
          <table:table-cell table:style-name="Tabla1.A5" office:value-type="string">
            <text:p text:style-name="P14">Externa</text:p>
          </table:table-cell>
        </table:table-row>
      </table:table>
      <text:p text:style-name="P13"/>
      <text:h text:style-name="P23" text:outline-level="3"><text:bookmark-start text:name="__RefHeading___Toc310_856441703"/><text:tab/><text:tab/>2. Tabla IT<text:bookmark-end text:name="__RefHeading___Toc310_856441703"/></text:h>
      <table:table table:name="Tabla2" table:style-name="Tabla2" table:template-name="Simple Grid Rows">
        <table:table-column table:style-name="Tabla2.A" table:number-columns-repeated="3"/>
        <table:table-row>
          <table:table-cell table:style-name="Tabla2.A1" office:value-type="string">
            <text:p text:style-name="P14">Procesos IT que implementar</text:p>
          </table:table-cell>
          <table:table-cell table:style-name="Tabla2.B1" office:value-type="string">
            <text:p text:style-name="P16">Objetivo principal de integrar la tecnología</text:p>
          </table:table-cell>
          <table:table-cell table:style-name="Tabla2.A1" office:value-type="string">
            <text:p text:style-name="P16">Gestión interna / externa</text:p>
          </table:table-cell>
        </table:table-row>
        <table:table-row>
          <table:table-cell table:style-name="Tabla2.A2" office:value-type="string">
            <text:p text:style-name="P16">Gestión y administración de pedidos</text:p>
          </table:table-cell>
          <table:table-cell table:style-name="Tabla2.B2" office:value-type="string">
            <text:p text:style-name="P16">Centralizar pedidos, facturas e inventario en un solo sistema accesible desde cualquier dispositivo.</text:p>
          </table:table-cell>
          <table:table-cell table:style-name="Tabla2.A2" office:value-type="string">
            <text:p text:style-name="P14">Externa</text:p>
          </table:table-cell>
        </table:table-row>
        <table:table-row>
          <table:table-cell table:style-name="Tabla2.A3" office:value-type="string">
            <text:p text:style-name="P16">Control de ventas</text:p>
          </table:table-cell>
          <table:table-cell table:style-name="Tabla2.B3" office:value-type="string">
            <text:p text:style-name="P16">Registrar las transacciones, generar informes de ventas y analizar el rendimiento diario.</text:p>
          </table:table-cell>
          <table:table-cell table:style-name="Tabla2.A3" office:value-type="string">
            <text:p text:style-name="P16">Interna</text:p>
          </table:table-cell>
        </table:table-row>
        <table:table-row>
          <table:table-cell table:style-name="Tabla2.A2" office:value-type="string">
            <text:p text:style-name="P16">Gestión del almacén </text:p>
          </table:table-cell>
          <table:table-cell table:style-name="Tabla2.B2" office:value-type="string">
            <text:p text:style-name="P16">Controlar el stock, automatizar reposiciones y visualizar niveles en tiempo real.</text:p>
          </table:table-cell>
          <table:table-cell table:style-name="Tabla2.A2" office:value-type="string">
            <text:p text:style-name="P16">Interna</text:p>
          </table:table-cell>
        </table:table-row>
        <table:table-row table:style-name="Tabla2.5">
          <table:table-cell table:style-name="Tabla2.A5" office:value-type="string">
            <text:p text:style-name="P16">Publicidad y marketing </text:p>
          </table:table-cell>
          <table:table-cell table:style-name="Tabla2.B5" office:value-type="string">
            <text:p text:style-name="P16">Aumentar la visibilidad online y atraer nuevos clientes mediante campañas digitales.</text:p>
          </table:table-cell>
          <table:table-cell table:style-name="Tabla2.A5" office:value-type="string">
            <text:p text:style-name="P14">Externa</text:p>
          </table:table-cell>
        </table:table-row>
      </table:table>
      <text:p text:style-name="P11"/>
      <text:p text:style-name="P11"/>
      <text:h text:style-name="P23" text:outline-level="3"><text:bookmark-start text:name="__RefHeading___Toc312_856441703"/><text:soft-page-break/><text:tab/><text:tab/>3. <text:span text:style-name="T5">Integración prevista</text:span><text:bookmark-end text:name="__RefHeading___Toc312_856441703"/></text:h>
      <text:p text:style-name="P12">Se integrarán los sistemas de gestión de pedidos, ventas y almacén (IT) con los dispositivos y sensores de control físico del inventario y TPV (OT).</text:p>
      <text:p text:style-name="P12">El objetivo es que la información fluya automáticamente entre el sistema digital de gestión (ERP, CRM, tienda online) y los elementos operativos del negocio (lectores, TPV, sensores, cámaras, etc.).</text:p>
      <text:p text:style-name="P12"/>
      <text:p text:style-name="P5">a) <text:span text:style-name="T6">Impacto potencial en la actividad de la empresa</text:span></text:p>
      <text:p text:style-name="P5">La integración digital transformará la forma de trabajar de la papelería:</text:p>
      <text:list text:style-name="L8">
        <text:list-item>
          <text:p text:style-name="P29">Se reducirá la carga de trabajo manual y los errores humanos.</text:p>
        </text:list-item>
        <text:list-item>
          <text:p text:style-name="P29">Los procesos de venta y reposición serán más rápidos y precisos.</text:p>
        </text:list-item>
      </text:list>
      <text:p text:style-name="P5"/>
      <text:p text:style-name="P5">b) <text:span text:style-name="T6">Beneficios esperados</text:span></text:p>
      <text:list text:style-name="L9">
        <text:list-item>
          <text:p text:style-name="P30">Eficiencia operativa: menos tareas repetitivas y mayor automatización.</text:p>
        </text:list-item>
        <text:list-item>
          <text:p text:style-name="P30">Reducción de costes: optimización del stock y menores pérdidas por errores o sobrecompras.</text:p>
        </text:list-item>
        <text:list-item>
          <text:p text:style-name="P30">Mayor satisfacción del cliente: atención más rápida y posibilidad de compras online.</text:p>
        </text:list-item>
      </text:list>
      <text:p text:style-name="P4"/>
      <text:p text:style-name="Text_20_body">c) <text:span text:style-name="T6">Posibles problemas y riesgos en la integración</text:span></text:p>
      <text:list text:style-name="L10">
        <text:list-item>
          <text:p text:style-name="P31">Coste inicial alto: la inversión en software, hardware y formación puede ser significativa.</text:p>
        </text:list-item>
        <text:list-item>
          <text:p text:style-name="P31">Falta de formación del personal: el cambio digital puede generar resistencia o errores por desconocimiento.</text:p>
        </text:list-item>
        <text:list-item>
          <text:p text:style-name="P31">Ciberseguridad: riesgo de ataques o pérdida de datos al conectar sistemas locales con la nube.</text:p>
        </text:list-item>
      </text:list>
      <text:p text:style-name="P4"/>
      <text:h text:style-name="Heading_20_3" text:outline-level="3"><text:bookmark-start text:name="__RefHeading___Toc419_1638370571"/><text:soft-page-break/><text:tab/><text:tab/>4. <text:span text:style-name="T8">Efectos</text:span><text:bookmark-end text:name="__RefHeading___Toc419_1638370571"/></text:h>
      <text:p text:style-name="Text_20_body"><text:bookmark-start text:name="__RefHeading___Toc421_1638370571"/><text:span text:style-name="Strong_20_Emphasis"><text:span text:style-name="T7">Mejora de la eficiencia:</text:span></text:span><text:bookmark-end text:name="__RefHeading___Toc421_1638370571"/></text:p>
      <text:p text:style-name="P35">La automatización de ventas, pedidos y stock reduce errores y acelera la atención al cliente.</text:p>
      <text:p text:style-name="P36"><text:bookmark-start text:name="__RefHeading___Toc423_1638370571"/><text:span text:style-name="Strong_20_Emphasis"><text:span text:style-name="T7">Toma de decisiones informadas:</text:span></text:span><text:bookmark-end text:name="__RefHeading___Toc423_1638370571"/></text:p>
      <text:p text:style-name="P35">Los datos en tiempo real permiten analizar ventas y planificar pedidos o promociones con precisión.</text:p>
      <text:p text:style-name="P36"><text:bookmark-start text:name="__RefHeading___Toc425_1638370571"/><text:span text:style-name="Strong_20_Emphasis"><text:span text:style-name="T7">Innovación:</text:span></text:span><text:bookmark-end text:name="__RefHeading___Toc425_1638370571"/></text:p>
      <text:p text:style-name="P35">La integración digital y la tienda online modernizan la papelería y amplían su mercado.</text:p>
      <text:p text:style-name="P36"><text:bookmark-start text:name="__RefHeading___Toc427_1638370571"/><text:span text:style-name="Strong_20_Emphasis"><text:span text:style-name="T7">Mantenimiento predictivo:</text:span></text:span><text:bookmark-end text:name="__RefHeading___Toc427_1638370571"/></text:p>
      <text:p text:style-name="P35">El control digital de equipos permite detectar fallos antes de que afecten al servicio.</text:p>
      <text:p text:style-name="P36"><text:bookmark-start text:name="__RefHeading___Toc429_1638370571"/><text:span text:style-name="Strong_20_Emphasis"><text:span text:style-name="T7">Seguridad integral:</text:span></text:span><text:bookmark-end text:name="__RefHeading___Toc429_1638370571"/></text:p>
      <text:p text:style-name="P35">Cámaras, pagos seguros y ciberprotección en la nube mejoran la seguridad física y digital.</text:p>
      <text:p text:style-name="P36"><text:bookmark-start text:name="__RefHeading___Toc431_1638370571"/><text:span text:style-name="Strong_20_Emphasis"><text:span text:style-name="T7">Flexibilidad en la producción:</text:span></text:span><text:bookmark-end text:name="__RefHeading___Toc431_1638370571"/></text:p>
      <text:p text:style-name="P35">El control automatizado del inventario permite adaptarse rápidamente a los cambios en la demanda.</text:p>
      <text:p text:style-name="Text_20_body"><text:bookmark-start text:name="__RefHeading___Toc433_1638370571"/><text:span text:style-name="Strong_20_Emphasis"><text:span text:style-name="T7">Cumplimiento normativo:</text:span></text:span><text:bookmark-end text:name="__RefHeading___Toc433_1638370571"/></text:p>
      <text:p text:style-name="P35">Los sistemas en la nube ayudan a cumplir normativas fiscales y de protección de datos.</text:p>
      <text:p text:style-name="Text_20_body"><text:bookmark-start text:name="__RefHeading___Toc435_1638370571"/><text:span text:style-name="Strong_20_Emphasis"><text:span text:style-name="T7">Experiencia del cliente mejorada:</text:span></text:span><text:bookmark-end text:name="__RefHeading___Toc435_1638370571"/></text:p>
      <text:p text:style-name="P35">Pagos rápidos, atención ágil y venta online ofrecen una experiencia más cómoda y moderna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tion Sans" svg:font-family="'Liberattion Sans'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style:font-name="Liberation Sans3" fo:font-family="'Liberation Sans'" style:font-style-name="Normal" style:font-family-generic="swiss" style:font-pitch="variable"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>
      <style:text-properties style:font-name="Liberation Sans" fo:font-size="1pt" style:font-name-asian="Liberation Sans2" style:font-name-complex="Liberation Sans2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10.7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1.959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7.176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11.329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caso_pratico_1</text:file-name><draw:custom-shape text:anchor-type="char" draw:z-index="3" draw:name="PowerPlusWaterMarkObject 1" draw:style-name="Mgr1" draw:text-style-name="MP2" svg:width="16.999cm" svg:height="10.699cm" draw:transform="skewX (8.19196967088967E-017) rotate (0.785398163397448) translate (-1.39523611111111cm 14.2241805555556cm)"><text:p text:style-name="MP1">D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caso_pratico_1</text:file-name><draw:custom-shape text:anchor-type="char" draw:z-index="4" draw:name="PowerPlusWaterMarkObject 2" draw:style-name="Mgr1" draw:text-style-name="MP2" svg:width="16.999cm" svg:height="10.699cm" draw:transform="skewX (8.19196967088967E-017) rotate (0.785398163397448) translate (-1.39523611111111cm 14.2241805555556cm)"><text:p text:style-name="MP1">D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5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5" draw:name="PowerPlusWaterMarkObject" draw:style-name="Mgr2" draw:text-style-name="MP2" svg:width="19cm" svg:height="11.958cm" draw:transform="skewX (-6.55770121230419E-017) rotate (0.785398163397448) translate (-1.11301388888889cm 15.9757222222222cm)"><text:p text:style-name="MP1">D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6" draw:name="PowerPlusWaterMarkObject" draw:style-name="Mgr1" draw:text-style-name="MP2" svg:width="16.999cm" svg:height="10.699cm" draw:transform="skewX (8.19196967088967E-017) rotate (0.785398163397448)"><text:p text:style-name="MP1">D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7" draw:name="PowerPlusWaterMarkObject" draw:style-name="Mgr1" draw:text-style-name="MP2" svg:width="16.999cm" svg:height="10.699cm" draw:transform="skewX (8.19196967088967E-017) rotate (0.785398163397448)"><text:p text:style-name="MP1">D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8" draw:name="PowerPlusWaterMarkObject" draw:style-name="Mgr1" draw:text-style-name="MP2" svg:width="16.999cm" svg:height="10.699cm" draw:transform="skewX (8.19196967088967E-017) rotate (0.785398163397448)"><text:p text:style-name="MP1">D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9" draw:name="PowerPlusWaterMarkObject" draw:style-name="Mgr3" draw:text-style-name="MP2" svg:width="11.399cm" svg:height="7.175cm" draw:transform="skewX (9.10820019842961E-017) rotate (0.785398163397448)"><text:p text:style-name="MP1">D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10" draw:name="PowerPlusWaterMarkObject" draw:style-name="Mgr4" draw:text-style-name="MP2" svg:width="17.999cm" svg:height="11.328cm" draw:transform="rotate (0.785398163397448)"><text:p text:style-name="MP1">D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11" draw:name="PowerPlusWaterMarkObject" draw:style-name="Mgr1" draw:text-style-name="MP2" svg:width="16.999cm" svg:height="10.699cm" draw:transform="skewX (8.19196967088967E-017) rotate (0.785398163397448)"><text:p text:style-name="MP1">D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12" draw:name="PowerPlusWaterMarkObject" draw:style-name="Mgr1" draw:text-style-name="MP2" svg:width="16.999cm" svg:height="10.699cm" draw:transform="skewX (8.19196967088967E-017) rotate (0.785398163397448)"><text:p text:style-name="MP1">D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3" draw:name="PowerPlusWaterMarkObject" draw:style-name="Mgr1" draw:text-style-name="MP2" svg:width="16.999cm" svg:height="10.699cm" draw:transform="skewX (8.19196967088967E-017) rotate (0.785398163397448)"><text:p text:style-name="MP1">Dig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10-14T12:09:37.313437615</dc:date>
    <meta:editing-duration>PT1H14M17S</meta:editing-duration>
    <meta:editing-cycles>9</meta:editing-cycles>
    <meta:generator>LibreOffice/7.5.6.2$Linux_X86_64 LibreOffice_project/50$Build-2</meta:generator>
    <meta:document-statistic meta:table-count="2" meta:image-count="0" meta:object-count="0" meta:page-count="6" meta:paragraph-count="98" meta:word-count="762" meta:character-count="5045" meta:non-whitespace-character-count="4372"/>
  </office:meta>
</office:document-meta>
</file>